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34cm"/>
      <style:paragraph-properties style:writing-mode="lr-tb"/>
    </style:style>
    <style:style style:name="gr2" style:family="graphic" style:parent-style-name="standard">
      <style:graphic-properties svg:stroke-color="#77bc65" draw:fill-color="#77bc65" draw:textarea-horizontal-align="justify" draw:textarea-vertical-align="middle" draw:auto-grow-height="false" fo:min-height="0.47cm" fo:min-width="0.22cm"/>
    </style:style>
    <style:style style:name="gr3" style:family="graphic" style:parent-style-name="standard">
      <style:graphic-properties svg:stroke-color="#ff0000" draw:fill-color="#ff0000" draw:textarea-horizontal-align="justify" draw:textarea-vertical-align="middle" draw:auto-grow-height="false" fo:min-height="0.47cm" fo:min-width="0.2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9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 draw:fill-color="#ffffff"/>
      <style:text-properties fo:font-size="10pt"/>
    </style:style>
    <style:style style:name="P2" style:family="paragraph">
      <loext:graphic-properties draw:fill-color="#77bc65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ffffff"/>
    </style:style>
    <style:style style:name="T1" style:family="text">
      <style:text-properties style:font-name="Courier New2"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32cm" svg:height="3.184cm" svg:x="0.146cm" svg:y="0.48cm">
          <draw:text-box>
            <text:p><text:span text:style-name="T1">SampleID <text:s/>active_flu_status</text:span><text:span text:style-name="T1"><text:tab/></text:span><text:span text:style-name="T1">bmi</text:span><text:span text:style-name="T1"><text:tab/></text:span><text:span text:style-name="T1"> <text:s text:c="3"/>height <text:s/></text:span><text:span text:style-name="T1">asthmaStatus <text:s text:c="3"/>age <text:s text:c="4"/>sex</text:span></text:p>
            <text:p><text:span text:style-name="T1">personA <text:s text:c="9"/>0 <text:s text:c="11"/>22.1 <text:s text:c="6"/>52 <text:s text:c="8"/></text:span><text:span text:style-name="T1">1 <text:s text:c="10"/>49 <text:s text:c="5"/>F</text:span></text:p>
            <text:p><text:span text:style-name="T1">personB <text:s text:c="9"/>1 <text:s text:c="11"/>30 <text:s text:c="8"/>48 <text:s text:c="8"/></text:span><text:span text:style-name="T1">2 <text:s text:c="10"/>&gt;90</text:span><text:span text:style-name="T1"><text:tab/></text:span><text:span text:style-name="T1"> <text:s/>F</text:span></text:p>
            <text:p><text:span text:style-name="T1">personC <text:s text:c="9"/>0 <text:s text:c="11"/>26.3 <text:s text:c="17"/></text:span><text:span text:style-name="T1">1 <text:s text:c="10"/>18 <text:s text:c="5"/>F</text:span></text:p>
            <text:p><text:span text:style-name="T1">personD <text:s text:c="9"/>0 <text:s text:c="11"/>29.9 <text:s text:c="6"/>NA <text:s text:c="8"/></text:span><text:span text:style-name="T1">1 <text:s text:c="10"/>52</text:span><text:span text:style-name="T1"><text:tab/></text:span><text:span text:style-name="T1"> <text:s/>M</text:span></text:p>
            <text:p><text:span text:style-name="T1">personE <text:s text:c="22"/>NA <text:s text:c="8"/>57 <text:s text:c="8"/></text:span><text:span text:style-name="T1">2 <text:s text:c="10"/>21 <text:s text:c="5"/>M</text:span></text:p>
          </draw:text-box>
        </draw:frame>
        <draw:custom-shape draw:style-name="gr2" draw:text-style-name="P2" draw:layer="layout" svg:width="1.016cm" svg:height="1.016cm" svg:x="4.318cm" svg:y="3.77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1.016cm" svg:height="1.016cm" svg:x="7.719cm" svg:y="3.77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1.016cm" svg:height="1.016cm" svg:x="10.62cm" svg:y="3.77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1.016cm" svg:height="1.016cm" svg:x="13.208cm" svg:y="3.76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" draw:text-style-name="P3" draw:layer="layout" svg:width="1.016cm" svg:height="1.016cm" svg:x="16.409cm" svg:y="3.76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" draw:text-style-name="P3" draw:layer="layout" svg:width="1.016cm" svg:height="1.016cm" svg:x="18.31cm" svg:y="3.76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" draw:text-style-name="P5" draw:layer="layout" svg:width="2.956cm" svg:height="1.841cm" svg:x="3.14cm" svg:y="4.934cm">
          <draw:text-box>
            <text:p text:style-name="P4"><text:span text:style-name="T2"><text:s/></text:span><text:span text:style-name="T2">all categories are coded in true binary – <text:s/></text:span><text:span text:style-name="T2">0/1 and missing data is left blank</text:span></text:p>
          </draw:text-box>
        </draw:frame>
        <draw:frame draw:style-name="gr4" draw:text-style-name="P5" draw:layer="layout" svg:width="2.858cm" svg:height="1.841cm" svg:x="6.74cm" svg:y="4.935cm">
          <draw:text-box>
            <text:p text:style-name="P4"><text:span text:style-name="T2"><text:s/></text:span><text:span text:style-name="T2">all values are coded as numbers and missing data is populated with NA</text:span></text:p>
          </draw:text-box>
        </draw:frame>
        <draw:frame draw:style-name="gr5" draw:text-style-name="P5" draw:layer="layout" svg:width="2.652cm" svg:height="2.159cm" svg:x="9.74cm" svg:y="4.936cm">
          <draw:text-box>
            <text:p text:style-name="P4"><text:span text:style-name="T2"><text:s/></text:span><text:span text:style-name="T2">all values are coded as numbers and missing data is populated with NA and left blank</text:span></text:p>
          </draw:text-box>
        </draw:frame>
        <draw:frame draw:style-name="gr6" draw:text-style-name="P5" draw:layer="layout" svg:width="2.7cm" svg:height="1.205cm" svg:x="12.34cm" svg:y="4.937cm">
          <draw:text-box>
            <text:p text:style-name="P4"><text:span text:style-name="T2">Categories must be converted to true binary – 0/1</text:span></text:p>
          </draw:text-box>
        </draw:frame>
        <draw:frame draw:style-name="gr6" draw:text-style-name="P5" draw:layer="layout" svg:width="2.7cm" svg:height="1.205cm" svg:x="15.44cm" svg:y="4.938cm">
          <draw:text-box>
            <text:p text:style-name="P4"><text:span text:style-name="T2">Not all value are numbers! Remove “&gt;”</text:span></text:p>
          </draw:text-box>
        </draw:frame>
        <draw:frame draw:style-name="gr6" draw:text-style-name="P5" draw:layer="layout" svg:width="2.406cm" svg:height="1.841cm" svg:x="17.734cm" svg:y="4.938cm">
          <draw:text-box>
            <text:p text:style-name="P4"><text:span text:style-name="T2">Categories must be converted to true binary – 0/1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6" draw:layer="layout" svg:width="17.271cm" svg:height="8.636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91cm" fo:margin-bottom="0cm" fo:text-indent="0cm"/>
      <style:text-properties fo:font-size="41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43cm" fo:margin-bottom="0cm" fo:text-indent="0cm"/>
      <style:text-properties fo:font-size="3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95cm" fo:margin-bottom="0cm" fo:text-indent="0cm"/>
      <style:text-properties fo:font-size="29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65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7.6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3.484cm" svg:x="1cm" svg:y="4.178cm"/>
      <draw:page-thumbnail draw:layer="backgroundobjects" svg:width="9.294cm" svg:height="3.484cm" svg:x="1cm" svg:y="12.226cm"/>
      <draw:page-thumbnail draw:layer="backgroundobjects" svg:width="9.294cm" svg:height="3.484cm" svg:x="1cm" svg:y="20.274cm"/>
      <draw:page-thumbnail draw:layer="backgroundobjects" svg:width="9.294cm" svg:height="3.484cm" svg:x="11.295cm" svg:y="4.178cm"/>
      <draw:page-thumbnail draw:layer="backgroundobjects" svg:width="9.294cm" svg:height="3.484cm" svg:x="11.295cm" svg:y="12.226cm"/>
      <draw:page-thumbnail draw:layer="backgroundobjects" svg:width="9.294cm" svg:height="3.484cm" svg:x="11.295cm" svg:y="20.274cm"/>
    </style:handout-master>
    <style:master-page style:name="Default" style:page-layout-name="PM1" draw:style-name="Mdp1">
      <draw:frame presentation:style-name="Default-title" draw:layer="backgroundobjects" svg:width="18.287cm" svg:height="3.893cm" svg:x="1.015cm" svg:y="0.93cm" presentation:class="title" presentation:placeholder="true">
        <draw:text-box/>
      </draw:frame>
      <draw:frame presentation:style-name="Default-outline1" draw:layer="backgroundobjects" svg:width="18.287cm" svg:height="13.528cm" svg:x="1.015cm" svg:y="5.457cm" presentation:class="outline" presentation:placeholder="true">
        <draw:text-box/>
      </draw:frame>
      <draw:frame presentation:style-name="Mpr1" draw:text-style-name="MP2" draw:layer="backgroundobjects" svg:width="4.734cm" svg:height="1.607cm" svg:x="1.015cm" svg:y="21.24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44cm" svg:height="1.607cm" svg:x="6.948cm" svg:y="21.24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734cm" svg:height="1.607cm" svg:x="14.569cm" svg:y="21.24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3T15:57:48.517555125</meta:creation-date>
    <dc:date>2021-05-06T23:48:29.412116788</dc:date>
    <meta:editing-duration>PT51M27S</meta:editing-duration>
    <meta:editing-cycles>8</meta:editing-cycles>
    <meta:generator>LibreOffice/7.1.3.2$Linux_X86_64 LibreOffice_project/7fefe725e5592600357e1894473a23e841987400</meta:generator>
    <meta:document-statistic meta:object-count="36"/>
  </office:meta>
</office:document-meta>
</file>